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anklin Gothic Book1" svg:font-family="'Franklin Gothic Book'"/>
    <style:font-face style:name="Calibri" svg:font-family="Calibri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ffffff" style:font-name="Franklin Gothic Book1" fo:font-size="10pt" style:font-name-asian="Franklin Gothic Book1" style:font-size-asian="10pt" style:font-name-complex="Franklin Gothic Book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 1" draw:style-name="dp1" draw:master-page-name="PM0">
        <draw:custom-shape draw:style-name="gr1" draw:text-style-name="P2" draw:layer="layout" svg:width="16.2cm" svg:height="11.6cm" svg:x="6.9cm" svg:y="31.9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26.15cm" svg:y="118.799cm" svg:viewBox="0 0 6001 6001" draw:points="0,6001 6001,6001 6001,0 0,0">
            <text:p/>
          </draw:polygon>
          <draw:polygon draw:style-name="gr5" draw:text-style-name="P4" draw:layer="layout" svg:width="6cm" svg:height="6cm" svg:x="26.15cm" svg:y="118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8.145cm" svg:y="119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5.9cm" svg:y="128.7cm" svg:viewBox="0 0 6001 6001" draw:points="0,6001 6001,6001 6001,0 0,0">
            <text:p/>
          </draw:polygon>
          <draw:polygon draw:style-name="gr5" draw:text-style-name="P4" draw:layer="layout" svg:width="6cm" svg:height="6cm" svg:x="25.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27.8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1.57341432067289) translate (36.5765880160521cm 57.703750720953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6.5765880160521cm 57.703750720953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9.0765707039033cm 57.7088030710107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9.0765707039033cm 57.7088030710107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1.5815177760977cm 57.730865855750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1.5815177760977cm 57.730865855750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4.0765339852123cm 57.719907768932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4.0765339852123cm 57.719907768932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6.5765166730636cm 57.724960118989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6.5765166730635cm 57.724960118989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7.4871649682025cm 52.838960606518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7.4871649682025cm 52.838960606518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4.9942151196507cm 52.82059582107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4.9942151196507cm 52.82059582107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2.4871982812101cm 52.83420164393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2.4871982812101cm 52.8342016439394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9.9872610143724cm 52.8098222109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9.9872610143724cm 52.8098222109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7.4872692933019cm 52.8114427208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7.4872692933019cm 52.8114427208388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401cm" svg:y="128.6cm" svg:viewBox="0 0 6001 6001" draw:points="0,6001 6001,6001 6001,0 0,0">
            <text:p/>
          </draw:polygon>
          <draw:polygon draw:style-name="gr5" draw:text-style-name="P4" draw:layer="layout" svg:width="6cm" svg:height="6cm" svg:x="17.401cm" svg:y="128.6cm" svg:viewBox="0 0 6001 6001" draw:points="0,6001 6001,6001 6001,0 0,0">
            <text:p/>
          </draw:polygon>
        </draw:g>
        <draw:frame draw:style-name="gr11" draw:text-style-name="P4" draw:layer="layout" svg:width="2.01cm" svg:height="3.275cm" svg:x="19.396cm" svg:y="129.2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4.8cm" svg:y="128.9cm" svg:viewBox="0 0 6001 6001" draw:points="0,6001 6001,6001 6001,0 0,0">
            <text:p/>
          </draw:polygon>
          <draw:polygon draw:style-name="gr5" draw:text-style-name="P4" draw:layer="layout" svg:width="6cm" svg:height="6cm" svg:x="44.8cm" svg:y="128.9cm" svg:viewBox="0 0 6001 6001" draw:points="0,6001 6001,6001 6001,0 0,0">
            <text:p/>
          </draw:polygon>
        </draw:g>
        <draw:frame draw:style-name="gr11" draw:text-style-name="P4" draw:layer="layout" svg:width="2.01cm" svg:height="3.275cm" svg:x="46.795cm" svg:y="129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9cm" svg:y="128.7cm" svg:viewBox="0 0 6001 6001" draw:points="0,6001 6001,6001 6001,0 0,0">
            <text:p/>
          </draw:polygon>
          <draw:polygon draw:style-name="gr5" draw:text-style-name="P4" draw:layer="layout" svg:width="6cm" svg:height="6cm" svg:x="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10.9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7969750598007) translate (70.7582875241629cm 119.199940876336cm)" svg:viewBox="0 0 6001 6001" draw:points="6001,0 0,0 0,6001 6000,6001">
            <text:p/>
          </draw:polygon>
          <draw:polygon draw:style-name="gr5" draw:text-style-name="P4" draw:layer="layout" svg:width="6cm" svg:height="6cm" draw:transform="rotate (-1.57969750598007) translate (70.7582875241629cm 119.199940876336cm)" svg:viewBox="0 0 6001 6001" draw:points="6001,0 0,0 0,6001 6000,6001">
            <text:p/>
          </draw:polygon>
        </draw:g>
        <draw:frame draw:style-name="gr11" draw:text-style-name="P4" draw:layer="layout" svg:width="2.01cm" svg:height="3.275cm" draw:transform="rotate (-1.57969750598007) translate (68.766cm 121.22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4.951cm" svg:y="119.3cm" svg:viewBox="0 0 6100 6001" draw:points="6100,6001 6099,0 0,0 0,6001">
            <text:p/>
          </draw:polygon>
          <draw:polygon draw:style-name="gr5" draw:text-style-name="P4" draw:layer="layout" svg:width="6.099cm" svg:height="6cm" svg:x="74.951cm" svg:y="119.3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727cm" svg:y="12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9.2cm" svg:y="118.799cm" svg:viewBox="0 0 6001 6001" draw:points="6001,0 0,0 0,6001 6000,6001">
            <text:p/>
          </draw:polygon>
          <draw:polygon draw:style-name="gr5" draw:text-style-name="P4" draw:layer="layout" svg:width="6cm" svg:height="6cm" svg:x="9.2cm" svg:y="118.7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1.2cm" svg:y="12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5.05cm" svg:y="118.999cm" svg:viewBox="0 0 6001 6001" draw:points="6001,0 0,0 0,6000 6000,6001">
            <text:p/>
          </draw:polygon>
          <draw:polygon draw:style-name="gr5" draw:text-style-name="P4" draw:layer="layout" svg:width="6cm" svg:height="6cm" svg:x="45.05cm" svg:y="118.999cm" svg:viewBox="0 0 6001 6001" draw:points="6001,0 0,0 0,6000 6000,6001">
            <text:p/>
          </draw:polygon>
        </draw:g>
        <draw:frame draw:style-name="gr11" draw:text-style-name="P4" draw:layer="layout" svg:width="2.01cm" svg:height="3.275cm" svg:x="47.19cm" svg:y="120.4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651cm" svg:y="118.699cm" svg:viewBox="0 0 6001 6001" draw:points="6001,0 0,0 0,6001 6000,6001">
            <text:p/>
          </draw:polygon>
          <draw:polygon draw:style-name="gr5" draw:text-style-name="P4" draw:layer="layout" svg:width="6cm" svg:height="6cm" svg:x="17.651cm" svg:y="118.6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9.391cm" svg:y="120.7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8cm" svg:y="98.7cm" svg:viewBox="0 0 6001 6001" draw:points="6001,0 0,0 0,6000 6000,6001">
            <text:p/>
          </draw:polygon>
          <draw:polygon draw:style-name="gr5" draw:text-style-name="P4" draw:layer="layout" svg:width="6cm" svg:height="6cm" svg:x="35.8cm" svg:y="98.7cm" svg:viewBox="0 0 6001 6001" draw:points="6001,0 0,0 0,6000 6000,6001">
            <text:p/>
          </draw:polygon>
        </draw:g>
        <draw:frame draw:style-name="gr19" draw:text-style-name="P9" draw:layer="layout" svg:width="2.01cm" svg:height="5.048cm" svg:x="38.09cm" svg:y="99.65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-1.57969750598007) translate (70.4548811542984cm 129.100703184932cm)" svg:viewBox="0 0 6001 6001" draw:points="6001,0 0,0 0,6000 6000,6001">
            <text:p/>
          </draw:polygon>
          <draw:polygon draw:style-name="gr5" draw:text-style-name="P4" draw:layer="layout" svg:width="6cm" svg:height="6cm" draw:transform="rotate (-1.57969750598007) translate (70.4548811542984cm 129.100703184932cm)" svg:viewBox="0 0 6001 6001" draw:points="6001,0 0,0 0,6000 6000,6001">
            <text:p/>
          </draw:polygon>
        </draw:g>
        <draw:frame draw:style-name="gr11" draw:text-style-name="P4" draw:layer="layout" svg:width="2.01cm" svg:height="3.275cm" draw:transform="rotate (-1.57969750598007) translate (68.463cm 131.126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2.931cm" svg:y="98.973cm" svg:viewBox="0 0 6001 6001" draw:points="0,0 0,6001 6000,6001 6001,0">
            <text:p/>
          </draw:polygon>
          <draw:polygon draw:style-name="gr5" draw:text-style-name="P4" draw:layer="layout" svg:width="6cm" svg:height="6cm" svg:x="62.931cm" svg:y="98.973cm" svg:viewBox="0 0 6001 6001" draw:points="0,0 0,6001 6000,6001 6001,0">
            <text:p/>
          </draw:polygon>
        </draw:g>
        <draw:frame draw:style-name="gr11" draw:text-style-name="P4" draw:layer="layout" svg:width="2.01cm" svg:height="3.275cm" svg:x="64.822cm" svg:y="100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05cm" svg:y="118.8cm" svg:viewBox="0 0 6001 6001" draw:points="6000,0 0,0 0,6001 6001,6000">
            <text:p/>
          </draw:polygon>
          <draw:polygon draw:style-name="gr5" draw:text-style-name="P4" draw:layer="layout" svg:width="6cm" svg:height="6cm" svg:x="35.05cm" svg:y="118.8cm" svg:viewBox="0 0 6001 6001" draw:points="6000,0 0,0 0,6001 6001,6000">
            <text:p/>
          </draw:polygon>
        </draw:g>
        <draw:frame draw:style-name="gr11" draw:text-style-name="P4" draw:layer="layout" svg:width="2.224cm" svg:height="3.275cm" svg:x="36.938cm" svg:y="120.9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4.8cm" svg:y="128.701cm" svg:viewBox="0 0 6001 6001" draw:points="0,6001 6001,6001 6001,0 0,0">
            <text:p/>
          </draw:polygon>
          <draw:polygon draw:style-name="gr5" draw:text-style-name="P4" draw:layer="layout" svg:width="6cm" svg:height="6cm" svg:x="34.8cm" svg:y="128.701cm" svg:viewBox="0 0 6001 6001" draw:points="0,6001 6001,6001 6001,0 0,0">
            <text:p/>
          </draw:polygon>
        </draw:g>
        <draw:frame draw:style-name="gr11" draw:text-style-name="P9" draw:layer="layout" svg:width="1.705cm" svg:height="3.275cm" svg:x="36.795cm" svg:y="129.3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svg:x="9.5cm" svg:y="99.099cm" svg:viewBox="0 0 6001 6001" draw:points="6000,0 0,0 0,6001 6001,6000">
            <text:p/>
          </draw:polygon>
          <draw:polygon draw:style-name="gr5" draw:text-style-name="P4" draw:layer="layout" svg:width="6cm" svg:height="6cm" svg:x="9.5cm" svg:y="99.0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1.388cm" svg:y="101.2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8.2cm" svg:y="98.899cm" svg:viewBox="0 0 6001 6001" draw:points="0,6001 6001,6001 6001,0 0,0">
            <text:p/>
          </draw:polygon>
          <draw:polygon draw:style-name="gr5" draw:text-style-name="P4" draw:layer="layout" svg:width="6cm" svg:height="6cm" svg:x="18.2cm" svg:y="98.8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195cm" svg:y="99.5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45.1cm" svg:y="98.826cm" svg:viewBox="0 0 6001 6001" draw:points="0,0 0,6000 6000,6001 6001,0">
            <text:p/>
          </draw:polygon>
          <draw:polygon draw:style-name="gr5" draw:text-style-name="P4" draw:layer="layout" svg:width="6cm" svg:height="6cm" svg:x="45.1cm" svg:y="98.826cm" svg:viewBox="0 0 6001 6001" draw:points="0,0 0,6000 6000,6001 6001,0">
            <text:p/>
          </draw:polygon>
        </draw:g>
        <draw:frame draw:style-name="gr11" draw:text-style-name="P4" draw:layer="layout" svg:width="2.01cm" svg:height="3.275cm" svg:x="48.595cm" svg:y="10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3.9cm" svg:y="98.9cm" svg:viewBox="0 0 6001 6001" draw:points="6001,0 0,0 0,6000 6000,6001">
            <text:p/>
          </draw:polygon>
          <draw:polygon draw:style-name="gr5" draw:text-style-name="P4" draw:layer="layout" svg:width="6cm" svg:height="6cm" svg:x="53.9cm" svg:y="98.9cm" svg:viewBox="0 0 6001 6001" draw:points="6001,0 0,0 0,6000 6000,6001">
            <text:p/>
          </draw:polygon>
        </draw:g>
        <draw:frame draw:style-name="gr11" draw:text-style-name="P4" draw:layer="layout" svg:width="2.01cm" svg:height="3.275cm" svg:x="56.291cm" svg:y="10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6.6cm" svg:y="98.903cm" svg:viewBox="0 0 6001 6001" draw:points="6001,6000 6000,0 0,0 0,6001">
            <text:p/>
          </draw:polygon>
          <draw:polygon draw:style-name="gr5" draw:text-style-name="P4" draw:layer="layout" svg:width="6cm" svg:height="6cm" svg:x="26.6cm" svg:y="98.903cm" svg:viewBox="0 0 6001 6001" draw:points="6001,6000 6000,0 0,0 0,6001">
            <text:p/>
          </draw:polygon>
        </draw:g>
        <draw:frame draw:style-name="gr11" draw:text-style-name="P4" draw:layer="layout" svg:width="2.01cm" svg:height="3.275cm" svg:x="28.601cm" svg:y="100.90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45cm" svg:y="119.399cm" svg:viewBox="0 0 6001 6001" draw:points="6001,6000 6000,0 0,0 0,6001">
            <text:p/>
          </draw:polygon>
          <draw:polygon draw:style-name="gr5" draw:text-style-name="P4" draw:layer="layout" svg:width="6cm" svg:height="6cm" svg:x="84.45cm" svg:y="119.3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345cm" svg:y="120.8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60.3738766799429cm 129.172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3738766799429cm 129.172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71cm 131.3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60.5948345008633cm 119.071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5948345008633cm 119.071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931cm 121.06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3.1394982584874) translate (40.7779126691463cm 56.413829267670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3.2539072386727cm 56.419014986152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5.7289018103922cm 56.424198610241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8.2038963821118cm 56.429382234329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8.3029180974268cm 56.408645643581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40.7324260467076cm 55.21373136867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40.7324260467076cm 55.21373136867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1.421cm 54.9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8.2064096543972cm 55.22938486622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8.2064096543972cm 55.22938486622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8.895cm 54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8.269431448669cm 55.20857287730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8.269431448669cm 55.20857287730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8.958cm 54.9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5.7324150804844cm 55.224203336528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5.7324150804844cm 55.224203336528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6.421cm 54.98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3.2114206096541cm 55.21892337033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3.2114206096541cm 55.21892337033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3.901cm 54.98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1.57341432067289) translate (36.5214308363245cm 52.526623845405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6.5214308363245cm 52.526623845405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9.0214135241756cm 52.531676195462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9.0214135241756cm 52.531676195462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1.52636059637cm 52.553738980202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1.52636059637cm 52.553738980202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4.0213768054846cm 52.542780893383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4.0213768054846cm 52.5427808933839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6.5213594933359cm 52.5478332434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6.5213594933359cm 52.547833243441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7.4320077884749cm 47.661833730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7.4320077884749cm 47.6618337309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4.9390579399231cm 47.6434689455275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4.9390579399231cm 47.643468945527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2.4320411014825cm 47.65707476839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2.4320411014825cm 47.65707476839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9.9321038346447cm 47.6326953353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9.9321038346447cm 47.63269533535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7.4321121135742cm 47.63431584529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7.4321121135742cm 47.6343158452906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40.7227554894187cm 51.2367023921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3.198750058945cm 51.241888110604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5.6737446306646cm 51.247071734692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8.1487392023841cm 51.252255358781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8.2477609176991cm 51.23151876803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40.6772688669799cm 50.036604493123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40.6772688669799cm 50.036604493123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1.366cm 49.79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8.1512524746696cm 50.05225799067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8.1512524746696cm 50.05225799067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8.84cm 49.8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8.2142742689414cm 50.0314460017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8.2142742689414cm 50.0314460017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8.903cm 49.79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5.6772579007568cm 50.047076460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5.6772579007568cm 50.047076460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6.366cm 49.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3.1562634299265cm 50.04179649478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3.1562634299265cm 50.04179649478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3.846cm 49.80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1.8248298101539cm 57.572854446315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1.8248298101539cm 57.572854446315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4.3248124980051cm 57.5779067963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4.3248124980051cm 57.57790679637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6.8297595701994cm 57.59996958111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6.8297595701994cm 57.59996958111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9.324775779314cm 57.58901149429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9.324775779314cm 57.58901149429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1.8247584671653cm 57.594063844351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1.8247584671653cm 57.59406384435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2.7354067623043cm 52.70806433188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2.7354067623043cm 52.708064331880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0.2424569137525cm 52.68969954643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0.2424569137525cm 52.689699546437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7.7354400753118cm 52.7033053693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7.7354400753118cm 52.7033053693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5.2355028084741cm 52.67892593626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5.2355028084741cm 52.678925936263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2.7355110874036cm 52.680546446200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2.7355110874036cm 52.680546446200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6.0261544632481cm 56.282932993031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8.5021490327744cm 56.288118711514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0.977143604494cm 56.29330233560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3.4521381762136cm 56.29848595969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3.5511598915285cm 56.27774936894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5.9806678408093cm 55.0828350940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5.9806678408093cm 55.0828350940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6.669cm 54.8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3.454651448499cm 55.09848859158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3.454651448499cm 55.09848859158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4.143cm 54.8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3.5176732427708cm 55.07767660266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3.5176732427708cm 55.07767660266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4.206cm 54.8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0.9806568745862cm 55.09330706189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30.9806568745862cm 55.09330706189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1.669cm 54.8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8.4596624037559cm 55.08802709569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8.4596624037559cm 55.08802709569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9.149cm 54.8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1.8096725426964cm 52.395811346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1.8096725426964cm 52.395811346509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4.3096552305476cm 52.400863696567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4.3096552305476cm 52.400863696567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6.814602302742cm 52.422926481307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6.814602302742cm 52.422926481307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9.3096185118566cm 52.411968394488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9.3096185118566cm 52.411968394488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1.8096011997079cm 52.417020744545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1.8096011997079cm 52.417020744545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2.7202494948468cm 47.53102123207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2.7202494948468cm 47.53102123207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0.2272996462951cm 47.51265644663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0.2272996462951cm 47.51265644663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7.7202828078543cm 47.5262622694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7.7202828078544cm 47.52626226949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5.2203455410167cm 47.50188283645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5.2203455410167cm 47.501882836457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2.7203538199462cm 47.503503346395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2.7203538199462cm 47.5035033463952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6.0109971957907cm 51.105889893226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8.486991765317cm 51.111075611708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0.9619863370365cm 51.116259235797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3.4369809087561cm 51.121442859886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3.5360026240711cm 51.100706269137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5.9655105733519cm 49.90579199422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5.9655105733519cm 49.90579199422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6.654cm 49.6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3.3513331057421cm 49.99826101626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3.3513331057421cm 49.99826101626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4.04cm 49.7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3.5025159753134cm 49.90063350286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3.5025159753134cm 49.90063350286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4.191cm 49.66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0.9654996071288cm 49.916263962084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30.9654996071288cm 49.916263962084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1.654cm 49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8.4445051362985cm 49.91098399589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8.4445051362985cm 49.91098399589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9.134cm 49.67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7.52486117355192cm 57.542904618246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7.52486117355192cm 57.542904618246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0.0248438614032cm 57.547956968304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0.0248438614032cm 57.547956968304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2.5297909335975cm 57.570019753044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2.5297909335975cm 57.570019753044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5.0248071427121cm 57.559061666225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5.0248071427121cm 57.559061666225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7.5247898305634cm 57.5641140162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7.5247898305634cm 57.564114016282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8.4354381257024cm 52.67811450381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8.4354381257024cm 52.678114503811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5.9424882771506cm 52.65974971836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5.9424882771506cm 52.659749718369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3.43547143871cm 52.67335554123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3.43547143871cm 52.673355541232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0.9355341718722cm 52.64897610819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0.9355341718722cm 52.64897610819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8.43554245080174cm 52.650596618132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8.43554245080174cm 52.6505966181323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1.7261858266462cm 56.252983164963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4.2021803961725cm 56.258168883445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6.6771749678921cm 56.2633525075346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9.1521695396116cm 56.268536131623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9.25119125492662cm 56.247799540874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1.6806992042074cm 55.052885265965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1.6806992042074cm 55.052885265965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2.369cm 54.8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9.1546828118971cm 55.06853876351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9.1546828118971cm 55.06853876351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9.843cm 54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9.21770460616889cm 55.04772677459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9.21770460616889cm 55.04772677459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9.906cm 54.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6.6806882379843cm 55.06335723382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6.6806882379843cm 55.06335723382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7.369cm 54.8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4.159693767154cm 55.058077267628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4.159693767154cm 55.058077267628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4.849cm 54.821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7.42196170950927cm 52.242677481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7.42196170950926cm 52.242677481576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9.92194439736052cm 52.2477298316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9.92194439736052cm 52.24772983163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2.4268914695549cm 52.26979261637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2.4268914695549cm 52.26979261637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4.9219076786694cm 52.25883452955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4.9219076786694cm 52.25883452955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7.4218903665207cm 52.263886879612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7.4218903665207cm 52.263886879612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8.3325386616597cm 47.3778873671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8.3325386616597cm 47.37788736714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5.8395888131079cm 47.35952258169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5.8395888131079cm 47.359522581698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3.3325719746673cm 47.37312840456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3.3325719746673cm 47.37312840456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0.8326347078296cm 47.34874897152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0.8326347078296cm 47.348748971524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8.3326429867591cm 47.35036948146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8.3326429867591cm 47.350369481461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1.6232863626035cm 50.952756028292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4.0992809321298cm 50.957941746775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6.5742755038494cm 50.963125370863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9.049270075569cm 50.968308994952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9.14829179088397cm 50.947572404204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1.5777997401647cm 49.7526581292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1.5777997401647cm 49.7526581292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2.266cm 49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9.0517833478544cm 49.76831162684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9.0517833478544cm 49.76831162684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9.74cm 49.5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9.11480514212623cm 49.74749963792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9.11480514212623cm 49.74749963792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9.803cm 49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6.5777887739416cm 49.76313009715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6.5777887739416cm 49.76313009715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7.266cm 49.5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4.0567943031113cm 49.7578501309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4.0567943031113cm 49.7578501309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4.746cm 49.52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139121196843) translate (19.6254591358248cm 56.3118310125982cm)" svg:viewBox="0 0 2401 1201" draw:points="0,1201 2401,1201 2401,0 0,0">
          <text:p/>
        </draw:polygon>
        <draw:polygon draw:style-name="gr7" draw:text-style-name="P4" draw:layer="layout" svg:width="2.4cm" svg:height="1.2cm" draw:transform="rotate (1.59139121196843) translate (19.5916160690747cm 50.984748448301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676476381102cm 13.359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6.5873861646376cm 69.8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6.5873861646376cm 69.8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9.0873739510247cm 69.8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9.0873739510247cm 69.8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1.5923617374119cm 69.8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1.5923617374119cm 69.8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4.087349523799cm 69.8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4.087349523799cm 69.8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6.5873373101862cm 69.8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6.5873373101862cm 69.8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7.4877504020828cm 64.9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7.4877504020828cm 64.9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4.9947675580913cm 64.9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4.9947675580913cm 64.9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2.4877847140998cm 64.9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2.4877847140998cm 64.9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9.9878018701082cm 64.9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9.9878018701082cm 64.9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7.4878190261167cm 64.9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7.4878190261167cm 64.9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40.786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3.262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5.737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8.212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8.311cm 68.5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40.738cm 67.3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40.738cm 67.3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1.426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8.212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8.212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8.9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8.275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8.275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8.963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5.738cm 67.3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5.738cm 67.3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6.426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3.217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3.217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3.906cm 67.0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36.5213861646376cm 64.6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6.5213861646376cm 64.6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9.0213739510247cm 64.6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9.0213739510247cm 64.6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1.5263617374119cm 64.6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1.5263617374119cm 64.6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4.021349523799cm 64.6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4.021349523799cm 64.6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6.5213373101862cm 64.6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6.5213373101862cm 64.6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7.4217504020828cm 59.7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7.4217504020828cm 59.7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4.9287675580913cm 59.7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4.9287675580913cm 59.7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2.4217847140998cm 59.7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2.4217847140998cm 59.7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9.9218018701082cm 59.7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9.9218018701082cm 59.7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7.4218190261167cm 59.7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7.4218190261167cm 59.7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40.72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3.196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5.671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8.146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8.245cm 63.3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40.672cm 62.1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40.672cm 62.1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1.36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8.146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8.146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8.834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8.209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8.209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8.897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5.672cm 62.1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5.672cm 62.1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6.36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3.151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3.151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3.84cm 61.8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1.8353861646376cm 69.7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1.8353861646376cm 69.7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4.3353739510247cm 69.7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4.3353739510247cm 69.7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6.8403617374119cm 69.7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6.8403617374119cm 69.7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9.335349523799cm 69.7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9.335349523799cm 69.7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1.8353373101862cm 69.7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1.8353373101862cm 69.7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2.7357504020828cm 64.8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2.7357504020828cm 64.8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0.2427675580913cm 64.8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0.2427675580913cm 64.8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7.7357847140997cm 64.8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7.7357847140997cm 64.8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5.2358018701082cm 64.8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5.2358018701082cm 64.8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2.7358190261167cm 64.8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2.7358190261167cm 64.8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6.034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8.51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0.985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3.46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3.559cm 68.4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5.986cm 67.2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5.986cm 67.2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6.6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3.46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3.46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4.148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3.523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3.523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4.211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0.986cm 67.2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30.986cm 67.2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1.6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8.465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8.465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9.154cm 66.9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1.8093861646376cm 64.5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1.8093861646376cm 64.5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4.3093739510247cm 64.5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4.3093739510247cm 64.5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6.8143617374119cm 64.5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6.8143617374119cm 64.5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9.309349523799cm 64.5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9.309349523799cm 64.5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1.8093373101862cm 64.5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1.8093373101862cm 64.5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2.7097504020828cm 59.6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2.7097504020828cm 59.6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0.2167675580913cm 59.6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0.2167675580913cm 59.6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7.7097847140997cm 59.6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7.7097847140997cm 59.6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5.2098018701082cm 59.6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5.2098018701082cm 59.6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2.7098190261167cm 59.6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2.7098190261167cm 59.6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6.008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8.484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0.959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3.434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3.533cm 63.2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5.96cm 62.0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5.96cm 62.0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6.648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3.346cm 62.1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3.346cm 62.1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4.034cm 61.8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3.497cm 62.0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3.497cm 62.0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4.185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0.96cm 62.0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30.96cm 62.0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1.648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8.439cm 62.0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8.439cm 62.0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9.128cm 61.7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7.53538616463757cm 69.7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7.53538616463757cm 69.7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0.0353739510247cm 69.7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0.0353739510247cm 69.7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2.5403617374119cm 69.7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2.5403617374119cm 69.7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5.035349523799cm 69.7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5.035349523799cm 69.7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7.5353373101862cm 69.7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7.5353373101862cm 69.7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8.4357504020828cm 64.8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8.4357504020828cm 64.8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5.9427675580913cm 64.8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5.9427675580913cm 64.8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3.4357847140998cm 64.8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3.4357847140998cm 64.8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0.9358018701082cm 64.8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0.9358018701082cm 64.8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8.43581902611672cm 64.8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8.43581902611672cm 64.8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1.734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4.21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6.685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9.16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9.259cm 68.4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1.686cm 67.2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1.686cm 67.2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2.3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9.16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9.16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9.848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9.223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9.223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9.911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6.686cm 67.2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6.686cm 67.2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7.3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4.165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4.165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4.854cm 66.9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7.42138616463757cm 64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7.42138616463757cm 64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9.92137395102472cm 64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9.92137395102472cm 64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2.4263617374119cm 64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2.4263617374119cm 64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4.921349523799cm 64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4.921349523799cm 64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7.4213373101862cm 64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7.4213373101862cm 64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8.3217504020828cm 59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8.3217504020828cm 59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5.8287675580913cm 59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5.8287675580913cm 59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3.3217847140997cm 59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3.3217847140998cm 59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0.8218018701082cm 59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0.8218018701082cm 59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8.32181902611672cm 59.512513256415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8.32181902611672cm 59.5125132564152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1.62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4.096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6.571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9.046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9.145cm 63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1.572cm 61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1.572cm 61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2.26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9.046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9.046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9.734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9.109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9.109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9.797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6.572cm 61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6.572cm 61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7.26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4.051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4.051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4.74cm 61.669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348560707082) translate (19.6333792346937cm 68.4503035313309cm)" svg:viewBox="0 0 2401 1201" draw:points="0,1201 2401,1201 2401,0 0,0">
          <text:p/>
        </draw:polygon>
        <draw:polygon draw:style-name="gr7" draw:text-style-name="P4" draw:layer="layout" svg:width="2.4cm" svg:height="1.2cm" draw:transform="rotate (1.59348560707082) translate (19.5883792346937cm 63.1233035313309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4.9cm" svg:y="128.9cm" svg:viewBox="0 0 6100 6001" draw:points="6100,6001 6099,0 0,0 0,6001">
            <text:p/>
          </draw:polygon>
          <draw:polygon draw:style-name="gr5" draw:text-style-name="P4" draw:layer="layout" svg:width="6.099cm" svg:height="6cm" svg:x="74.9cm" svg:y="128.9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676cm" svg:y="130.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399cm" svg:y="128.999cm" svg:viewBox="0 0 6001 6001" draw:points="6001,6000 6000,0 0,0 0,6001">
            <text:p/>
          </draw:polygon>
          <draw:polygon draw:style-name="gr5" draw:text-style-name="P4" draw:layer="layout" svg:width="6cm" svg:height="6cm" svg:x="84.399cm" svg:y="128.9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294cm" svg:y="130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7.0999637944327cm 29.399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-0.0153588974175512) translate (18.2836412140125cm 40.9932346207925cm)" svg:viewBox="0 0 2401 1201" draw:points="0,1201 2401,1201 2401,0 0,0">
          <text:p/>
        </draw:polygon>
        <draw:polygon draw:style-name="gr7" draw:text-style-name="P4" draw:layer="layout" svg:width="2.4cm" svg:height="1.2cm" draw:transform="rotate (-1.57899937427927) translate (50.4018341771775cm 57.5189624227674cm)" svg:viewBox="0 0 2401 1201" draw:points="0,1201 2401,1201 2401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anklin Gothic Book1" svg:font-family="'Franklin Gothic Book'"/>
    <style:font-face style:name="Calibri" svg:font-family="Calibri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9T16:12:20.364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1.6.2$Windows_x86 LibreOffice_project/07ac168c60a517dba0f0d7bc7540f5afa45f0909</meta:generator>
    <meta:editing-duration>PT2H15M9S</meta:editing-duration>
    <meta:editing-cycles>19</meta:editing-cycles>
    <meta:document-statistic meta:object-count="3085"/>
    <meta:user-defined meta:name="category"/>
    <meta:user-defined meta:name="company"/>
    <meta:template xlink:type="simple" xlink:actuate="onRequest" xlink:title="HOMPLN_M.VSTX" xlink:href=""/>
  </office:meta>
</office:document-meta>
</file>